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95cm" fo:min-width="5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4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5cm" fo:min-width="6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4cm"/>
      <style:paragraph-properties style:writing-mode="lr-tb"/>
    </style:style>
    <style:style style:name="gr7" style:family="graphic" style:parent-style-name="objectwithoutfill">
      <style:graphic-properties svg:stroke-width="0.212cm" svg:stroke-color="#f10d0c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00a933" draw:marker-start="Circle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2.2cm" svg:y="4.2cm">
          <text:p text:style-name="P1">platea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5.2cm" svg:x="12.5cm" svg:y="5.2cm">
          <text:p text:style-name="P1">fac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6cm" svg:x="4.9cm" svg:y="14.2cm">
          <text:p text:style-name="P1">car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cm" svg:height="5cm" svg:x="13.8cm" svg:y="17cm">
          <text:p text:style-name="P1">structu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5cm" svg:x="4.4cm" svg:y="22.5cm"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cm" svg:height="2.8cm" svg:x="8.4cm" svg:y="1.7cm">
          <text:p text:style-name="P1">main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2cm" svg:y1="9.3cm" svg:x2="7.4cm" svg:y2="8.3cm">
          <text:p/>
        </draw:line>
        <draw:line draw:style-name="gr8" draw:text-style-name="P2" draw:layer="layout" svg:x1="7.2cm" svg:y1="14.1cm" svg:x2="5.7cm" svg:y2="9.6cm">
          <text:p/>
        </draw:line>
        <draw:line draw:style-name="gr8" draw:text-style-name="P2" draw:layer="layout" svg:x1="13.6cm" svg:y1="11.8cm" svg:x2="11.6cm" svg:y2="22.2cm">
          <text:p/>
        </draw:line>
        <draw:line draw:style-name="gr8" draw:text-style-name="P2" draw:layer="layout" svg:x1="2.7cm" svg:y1="10cm" svg:x2="4.6cm" svg:y2="22cm">
          <text:p/>
        </draw:line>
        <draw:line draw:style-name="gr8" draw:text-style-name="P2" draw:layer="layout" svg:x1="8.3cm" svg:y1="20.6cm" svg:x2="8.3cm" svg:y2="22.3cm">
          <text:p/>
        </draw:line>
        <draw:line draw:style-name="gr8" draw:text-style-name="P2" draw:layer="layout" svg:x1="11.8cm" svg:y1="14.7cm" svg:x2="14.6cm" svg:y2="16.6cm">
          <text:p/>
        </draw:line>
        <draw:line draw:style-name="gr9" draw:text-style-name="P1" draw:layer="layout" svg:x1="4.6cm" svg:y1="10cm" svg:x2="5.6cm" svg:y2="13.8cm">
          <text:p/>
        </draw:line>
        <draw:line draw:style-name="gr9" draw:text-style-name="P1" draw:layer="layout" svg:x1="16.7cm" svg:y1="16.6cm" svg:x2="16.5cm" svg:y2="10.7cm">
          <text:p/>
        </draw:line>
        <draw:line draw:style-name="gr9" draw:text-style-name="P1" draw:layer="layout" svg:x1="14.3cm" svg:y1="22.8cm" svg:x2="11.9cm" svg:y2="24.2cm">
          <text:p/>
        </draw:line>
        <draw:line draw:style-name="gr9" draw:text-style-name="P1" draw:layer="layout" svg:x1="7.1cm" svg:y1="22.2cm" svg:x2="10.7cm" svg:y2="5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1:31:01.252794063</meta:creation-date>
    <dc:date>2022-04-05T12:08:14.293312211</dc:date>
    <meta:editing-duration>PT6M32S</meta:editing-duration>
    <meta:editing-cycles>1</meta:editing-cycles>
    <meta:document-statistic meta:object-count="16"/>
    <meta:generator>LibreOffice/6.4.7.2$Linux_X86_64 LibreOffice_project/40$Build-2</meta:generator>
  </office:meta>
</office:document-meta>
</file>